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720" officeooo:paragraph-rsid="00034720"/>
    </style:style>
    <style:style style:name="T1" style:family="text">
      <style:text-properties officeooo:rsid="0001768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Recherche Locale : <text:span text:style-name="T1">On va partir d’une solution déjà établie du problème et ensuite on réarrangera en intervertissant les tâches de manière à trouver une solution plus économique en termes de temps.</text:span></text:p>
      <text:p text:style-name="Standard">- <text:span text:style-name="T1">Population de solutions : on établit à l’avance un ensemble de solutions et on prend le meilleur de chacune pour former la solution la plus « optimale »</text:span></text:p>
      <text:p text:style-name="Standard"/>
      <text:p text:style-name="Standard"/>
      <text:p text:style-name="P1">Notes lecture fichier chelou :</text:p>
      <text:p text:style-name="P1"/>
      <text:p text:style-name="P1">Début : nb_tâche nb_machine nb_ballek</text:p>
      <text:p text:style-name="P1">Ligne : nb_operation </text:p>
      <text:p text:style-name="P1">(<text:span text:style-name="T2">nb_machine_possible</text:span><text:span text:style-name="T3"> </text:span>(<text:span text:style-name="T2">num_machine</text:span> <text:span text:style-name="T2">temps_traitement</text:span>)<text:span text:style-name="T4">*nb_machine_possible</text:span>)<text:span text:style-name="T4">*nb_operation</text:span></text:p>
      <text:p text:style-name="P1"/>
      <text:p text:style-name="P1">Exemple :</text:p>
      <text:p text:style-name="P1">10 <text:s/>1 <text:s text:c="2"/>3 <text:s text:c="2"/>24 <text:s/>1 <text:s text:c="2"/>6 <text:s text:c="2"/>29 <text:s/>4 <text:s text:c="2"/>10 <text:s/>49 <text:s/>11 <text:s/>49 <text:s/>12 <text:s/>49 <text:s/>13 <text:s/>49 <text:s/>1 <text:s text:c="2"/>9 <text:s text:c="2"/>55 <text:s/>1 <text:s text:c="2"/>1 <text:s text:c="2"/>47 <text:s/>1 <text:s text:c="2"/>7 <text:s text:c="2"/>77 <text:s/>1 <text:s text:c="2"/>4 <text:s text:c="2"/>77 <text:s/>1 <text:s text:c="2"/>8 <text:s text:c="2"/>8 <text:s text:c="2"/>1 <text:s text:c="2"/>2 <text:s text:c="2"/>28 <text:s/>1 <text:s text:c="2"/>5 <text:s text:c="2"/>48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14:30.234845352</meta:creation-date>
    <meta:generator>LibreOffice/5.1.6.2$Linux_X86_64 LibreOffice_project/10m0$Build-2</meta:generator>
    <dc:date>2018-03-30T15:10:05.685231548</dc:date>
    <meta:editing-duration>PT55M35S</meta:editing-duration>
    <meta:editing-cycles>2</meta:editing-cycles>
    <meta:document-statistic meta:table-count="0" meta:image-count="0" meta:object-count="0" meta:page-count="1" meta:paragraph-count="8" meta:word-count="117" meta:character-count="683" meta:non-whitespace-character-count="515"/>
  </office:meta>
</office:document-meta>
</file>